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8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121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1020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al Alphanumeric Display – Red 0.54” Digit Height – Pack of 2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B2] * [.C2]" office:value-type="currency" office:currency="USD" office:value="3.95" calcext:value-type="currency">
            <text:p>$3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-size breadboard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B3] * [.C3]" office:value-type="currency" office:currency="USD" office:value="5" calcext:value-type="currency">
            <text:p>$5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mium Female/Female Jumper Wires – 20 <text:s/>3” (75mm)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B4] * [.C4]" office:value-type="currency" office:currency="USD" office:value="1.95" calcext:value-type="currency">
            <text:p>$1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-size breadboard</text:p>
          </table:table-cell>
          <table:table-cell office:value-type="currency" office:currency="USD" office:value="5.95" calcext:value-type="currency">
            <text:p>$5.95</text:p>
          </table:table-cell>
          <table:table-cell office:value-type="float" office:value="1" calcext:value-type="float">
            <text:p>1</text:p>
          </table:table-cell>
          <table:table-cell table:formula="of:=[.B5] * [.C5]" office:value-type="currency" office:currency="USD" office:value="5.95" calcext:value-type="currency">
            <text:p>$5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N4001 Diode – 10 Pack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float" office:value="10" calcext:value-type="float">
            <text:p>10</text:p>
          </table:table-cell>
          <table:table-cell table:formula="of:=[.B6] * [.C6]" office:value-type="currency" office:currency="USD" office:value="13.5" calcext:value-type="currency">
            <text:p>$13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 Panel Mount SPDT Toggle Switch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5" calcext:value-type="float">
            <text:p>5</text:p>
          </table:table-cell>
          <table:table-cell table:formula="of:=[.B7] * [.C7]" office:value-type="currency" office:currency="USD" office:value="4.75" calcext:value-type="currency">
            <text:p>$4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rane 1x4 Keypad + Extras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B8] * [.C8]" office:value-type="currency" office:currency="USD" office:value="2.95" calcext:value-type="currency">
            <text:p>$2.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formula="of:=SUM([.D2:.D8])" office:value-type="currency" office:currency="USD" office:value="38.05" calcext:value-type="currency">
            <text:p>$38.05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0:01:48.188630097</meta:creation-date>
    <dc:date>2019-05-19T20:12:39.843139488</dc:date>
    <meta:editing-duration>PT41S</meta:editing-duration>
    <meta:editing-cycles>1</meta:editing-cycles>
    <meta:document-statistic meta:table-count="1" meta:cell-count="34" meta:object-count="0"/>
    <meta:generator>LibreOffice/6.1.6.3$Linux_X86_64 LibreOffice_project/10$Build-3</meta:generator>
  </office:meta>
</office:document-meta>
</file>